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86b61" officeooo:paragraph-rsid="00086b61"/>
    </style:style>
    <style:style style:name="P2" style:family="paragraph" style:parent-style-name="Standard">
      <style:text-properties officeooo:rsid="00086b61" officeooo:paragraph-rsid="0009293a"/>
    </style:style>
    <style:style style:name="P3" style:family="paragraph" style:parent-style-name="Standard">
      <style:paragraph-properties fo:text-align="center" style:justify-single-word="false"/>
      <style:text-properties style:font-name="Calibri" fo:font-size="25pt" fo:font-style="italic" style:text-underline-style="solid" style:text-underline-width="auto" style:text-underline-color="font-color" fo:font-weight="bold" officeooo:rsid="00086b61" officeooo:paragraph-rsid="00086b61" style:font-size-asian="25pt" style:font-style-asian="italic" style:font-weight-asian="bold" style:font-size-complex="25pt" style:font-style-complex="italic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officeooo:rsid="00086b61" officeooo:paragraph-rsid="00086b61"/>
    </style:style>
    <style:style style:name="P5" style:family="paragraph" style:parent-style-name="Standard">
      <style:text-properties style:text-underline-style="solid" style:text-underline-width="auto" style:text-underline-color="font-color" officeooo:rsid="001276de" officeooo:paragraph-rsid="001276de"/>
    </style:style>
    <style:style style:name="P6" style:family="paragraph" style:parent-style-name="Standard">
      <style:text-properties style:text-underline-style="none" officeooo:rsid="001276de" officeooo:paragraph-rsid="001276de"/>
    </style:style>
    <style:style style:name="P7" style:family="paragraph" style:parent-style-name="Standard">
      <style:text-properties fo:font-size="18pt" fo:font-style="italic" style:text-underline-style="solid" style:text-underline-width="auto" style:text-underline-color="font-color" fo:font-weight="bold" officeooo:rsid="00086b61" officeooo:paragraph-rsid="0009293a" fo:background-color="transparent" style:font-size-asian="18pt" style:font-style-asian="italic" style:font-weight-asian="bold" style:font-size-complex="18pt" style:font-style-complex="italic" style:font-weight-complex="bold"/>
    </style:style>
    <style:style style:name="P8" style:family="paragraph" style:parent-style-name="Standard">
      <style:text-properties fo:font-size="18pt" fo:font-style="italic" style:text-underline-style="solid" style:text-underline-width="auto" style:text-underline-color="font-color" fo:font-weight="bold" officeooo:rsid="0009293a" officeooo:paragraph-rsid="0009293a" fo:background-color="transparent" style:font-size-asian="18pt" style:font-style-asian="italic" style:font-weight-asian="bold" style:font-size-complex="18pt" style:font-style-complex="italic" style:font-weight-complex="bold"/>
    </style:style>
    <style:style style:name="P9" style:family="paragraph" style:parent-style-name="Standard">
      <style:text-properties fo:font-style="italic" style:text-underline-style="none" fo:font-weight="bold" officeooo:rsid="00086b61" officeooo:paragraph-rsid="00086b61" style:font-style-asian="italic" style:font-weight-asian="bold" style:font-style-complex="italic" style:font-weight-complex="bold"/>
    </style:style>
    <style:style style:name="P10" style:family="paragraph" style:parent-style-name="Standard">
      <style:text-properties fo:color="#c9211e" loext:opacity="100%" fo:font-size="22pt" fo:font-weight="bold" style:font-size-asian="22pt" style:font-weight-asian="bold" style:font-size-complex="22pt" style:font-weight-complex="bold"/>
    </style:style>
    <style:style style:name="P11" style:family="paragraph" style:parent-style-name="Standard">
      <style:paragraph-properties fo:text-align="start" style:justify-single-word="false"/>
      <style:text-properties officeooo:rsid="00140c19" officeooo:paragraph-rsid="001e9261" fo:background-color="transparent"/>
    </style:style>
    <style:style style:name="P12" style:family="paragraph" style:parent-style-name="Standard">
      <style:paragraph-properties fo:text-align="start" style:justify-single-word="false"/>
      <style:text-properties officeooo:rsid="001fc625" officeooo:paragraph-rsid="001fc625" fo:background-color="transparent"/>
    </style:style>
    <style:style style:name="P13" style:family="paragraph" style:parent-style-name="Standard" style:list-style-name="L1">
      <style:text-properties style:text-underline-style="none" fo:font-weight="normal" officeooo:rsid="00086b61" officeooo:paragraph-rsid="00086b61" style:font-weight-asian="normal" style:font-weight-complex="normal"/>
    </style:style>
    <style:style style:name="P14" style:family="paragraph" style:parent-style-name="Standard" style:list-style-name="L4">
      <style:text-properties style:text-underline-style="none" officeooo:rsid="0009293a" officeooo:paragraph-rsid="00180abe"/>
    </style:style>
    <style:style style:name="P15" style:family="paragraph" style:parent-style-name="Standard" style:list-style-name="L4">
      <style:text-properties style:text-underline-style="none" officeooo:rsid="0009293a" officeooo:paragraph-rsid="0017a997"/>
    </style:style>
    <style:style style:name="P16" style:family="paragraph" style:parent-style-name="Standard" style:list-style-name="L4">
      <style:text-properties style:text-underline-style="none" officeooo:rsid="0009293a" officeooo:paragraph-rsid="0009293a"/>
    </style:style>
    <style:style style:name="P17" style:family="paragraph" style:parent-style-name="Standard" style:list-style-name="L4">
      <style:text-properties style:text-underline-style="none" officeooo:rsid="0009293a" officeooo:paragraph-rsid="0017a997" fo:background-color="#ffff00"/>
    </style:style>
    <style:style style:name="P18" style:family="paragraph" style:parent-style-name="Standard" style:list-style-name="L4">
      <style:text-properties style:text-underline-style="none" officeooo:rsid="0009293a" officeooo:paragraph-rsid="0024175b" fo:background-color="#ffff00"/>
    </style:style>
    <style:style style:name="P19" style:family="paragraph" style:parent-style-name="Standard" style:list-style-name="L3">
      <style:text-properties officeooo:rsid="0009293a" officeooo:paragraph-rsid="0009293a"/>
    </style:style>
    <style:style style:name="P20" style:family="paragraph" style:parent-style-name="Standard" style:list-style-name="L4">
      <style:text-properties officeooo:rsid="0009293a" officeooo:paragraph-rsid="0009293a"/>
    </style:style>
    <style:style style:name="P21" style:family="paragraph" style:parent-style-name="Standard" style:list-style-name="L3">
      <style:text-properties officeooo:rsid="00108360" officeooo:paragraph-rsid="00108360" fo:background-color="#ffff00"/>
    </style:style>
    <style:style style:name="P22" style:family="paragraph" style:parent-style-name="Standard" style:list-style-name="L4">
      <style:text-properties officeooo:rsid="00108360" officeooo:paragraph-rsid="00108360" fo:background-color="#ffff00"/>
    </style:style>
    <style:style style:name="P23" style:family="paragraph" style:parent-style-name="Standard" style:list-style-name="L4">
      <style:text-properties officeooo:rsid="00108360" officeooo:paragraph-rsid="001d0daa" fo:background-color="#ffff00"/>
    </style:style>
    <style:style style:name="P24" style:family="paragraph" style:parent-style-name="Standard" style:list-style-name="L4">
      <style:text-properties officeooo:paragraph-rsid="0017a997" fo:background-color="#ffff00"/>
    </style:style>
    <style:style style:name="P25" style:family="paragraph" style:parent-style-name="Standard" style:list-style-name="L2">
      <style:text-properties officeooo:rsid="00086b61" officeooo:paragraph-rsid="00086b61" fo:background-color="#ffff00"/>
    </style:style>
    <style:style style:name="P26" style:family="paragraph" style:parent-style-name="Standard" style:list-style-name="L3">
      <style:text-properties officeooo:rsid="00196dcf" officeooo:paragraph-rsid="00196dcf" fo:background-color="transparent"/>
    </style:style>
    <style:style style:name="P27" style:family="paragraph" style:parent-style-name="Standard" style:list-style-name="L6">
      <style:paragraph-properties fo:text-align="start" style:justify-single-word="false"/>
      <style:text-properties officeooo:rsid="001e9261" officeooo:paragraph-rsid="001e9261" fo:background-color="transparent"/>
    </style:style>
    <style:style style:name="P28" style:family="paragraph" style:parent-style-name="Standard" style:list-style-name="L6">
      <style:paragraph-properties fo:text-align="start" style:justify-single-word="false"/>
      <style:text-properties officeooo:rsid="001f8536" officeooo:paragraph-rsid="001f8536" fo:background-color="transparent"/>
    </style:style>
    <style:style style:name="P29" style:family="paragraph" style:parent-style-name="Standard" style:list-style-name="L6">
      <style:paragraph-properties fo:text-align="start" style:justify-single-word="false"/>
      <style:text-properties officeooo:rsid="00140c19" officeooo:paragraph-rsid="001e9261" fo:background-color="transparent"/>
    </style:style>
    <style:style style:name="P30" style:family="paragraph" style:parent-style-name="Standard">
      <style:paragraph-properties fo:text-align="start" style:justify-single-word="false"/>
      <style:text-properties officeooo:rsid="00140c19" officeooo:paragraph-rsid="001e9261" fo:background-color="transparent"/>
    </style:style>
    <style:style style:name="P31" style:family="paragraph" style:parent-style-name="Standard" style:list-style-name="L7">
      <style:paragraph-properties fo:text-align="start" style:justify-single-word="false"/>
      <style:text-properties officeooo:rsid="001fc625" officeooo:paragraph-rsid="001fc625" fo:background-color="transparent"/>
    </style:style>
    <style:style style:name="P32" style:family="paragraph" style:parent-style-name="Standard">
      <style:paragraph-properties fo:text-align="start" style:justify-single-word="false"/>
      <style:text-properties officeooo:rsid="0024175b" officeooo:paragraph-rsid="001e9261" fo:background-color="transparent"/>
    </style:style>
    <style:style style:name="P33" style:family="paragraph" style:parent-style-name="Standard">
      <style:paragraph-properties fo:text-align="start" style:justify-single-word="false"/>
      <style:text-properties officeooo:rsid="0024175b" officeooo:paragraph-rsid="0024175b" fo:background-color="transparent"/>
    </style:style>
    <style:style style:name="P34" style:family="paragraph" style:parent-style-name="Standard" style:list-style-name="L5">
      <style:text-properties officeooo:rsid="000b5bf1" officeooo:paragraph-rsid="000b5bf1" fo:background-color="transparent"/>
    </style:style>
    <style:style style:name="P35" style:family="paragraph" style:parent-style-name="Standard" style:list-style-name="L5">
      <style:text-properties officeooo:rsid="000b5bf1" officeooo:paragraph-rsid="000d2d80" fo:background-color="transparent"/>
    </style:style>
    <style:style style:name="P36" style:family="paragraph" style:parent-style-name="Standard" style:list-style-name="L5">
      <style:text-properties officeooo:rsid="000b5bf1" officeooo:paragraph-rsid="0024175b" fo:background-color="transparent"/>
    </style:style>
    <style:style style:name="P37" style:family="paragraph" style:parent-style-name="Standard">
      <style:text-properties officeooo:rsid="000b5bf1" officeooo:paragraph-rsid="000b5bf1" fo:background-color="transparent"/>
    </style:style>
    <style:style style:name="P38" style:family="paragraph" style:parent-style-name="Standard" style:list-style-name="L5">
      <style:text-properties officeooo:rsid="000b0135" officeooo:paragraph-rsid="000b0135" fo:background-color="transparent"/>
    </style:style>
    <style:style style:name="P39" style:family="paragraph" style:parent-style-name="Standard" style:list-style-name="L5">
      <style:text-properties officeooo:rsid="000b0135" officeooo:paragraph-rsid="000b5bf1" fo:background-color="transparent"/>
    </style:style>
    <style:style style:name="P40" style:family="paragraph" style:parent-style-name="Standard" style:list-style-name="L5">
      <style:text-properties officeooo:rsid="000d2d80" officeooo:paragraph-rsid="000d2d80" fo:background-color="transparent"/>
    </style:style>
    <style:style style:name="P41" style:family="paragraph" style:parent-style-name="Standard" style:list-style-name="L5">
      <style:text-properties officeooo:rsid="000e0410" officeooo:paragraph-rsid="000e0410" fo:background-color="transparent"/>
    </style:style>
    <style:style style:name="P42" style:family="paragraph" style:parent-style-name="Standard" style:list-style-name="L5">
      <style:text-properties officeooo:rsid="000d2d80" officeooo:paragraph-rsid="000d2d80"/>
    </style:style>
    <style:style style:name="P43" style:family="paragraph" style:parent-style-name="Standard" style:list-style-name="L5">
      <style:paragraph-properties fo:text-align="start" style:justify-single-word="false"/>
      <style:text-properties fo:color="#c9211e" loext:opacity="100%" fo:font-size="22pt" fo:font-weight="bold" officeooo:rsid="001e9261" officeooo:paragraph-rsid="001e9261" fo:background-color="transparent" style:font-size-asian="22pt" style:font-weight-asian="bold" style:font-size-complex="22pt" style:font-weight-complex="bold"/>
    </style:style>
    <style:style style:name="P4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24175b" officeooo:paragraph-rsid="0024175b" fo:background-color="transparent"/>
    </style:style>
    <style:style style:name="T1" style:family="text">
      <style:text-properties officeooo:rsid="00086b61"/>
    </style:style>
    <style:style style:name="T2" style:family="text">
      <style:text-properties officeooo:rsid="00086b61" fo:background-color="transparent" loext:char-shading-value="0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officeooo:rsid="0009293a"/>
    </style:style>
    <style:style style:name="T5" style:family="text">
      <style:text-properties style:text-underline-style="none" officeooo:rsid="0017a997"/>
    </style:style>
    <style:style style:name="T6" style:family="text">
      <style:text-properties officeooo:rsid="000b0135"/>
    </style:style>
    <style:style style:name="T7" style:family="text">
      <style:text-properties officeooo:rsid="000b5bf1"/>
    </style:style>
    <style:style style:name="T8" style:family="text">
      <style:text-properties officeooo:rsid="000d2d80"/>
    </style:style>
    <style:style style:name="T9" style:family="text">
      <style:text-properties officeooo:rsid="0017a997"/>
    </style:style>
    <style:style style:name="T10" style:family="text">
      <style:text-properties fo:color="#000000" loext:opacity="100%" style:font-name="Consolas" fo:font-size="10.5pt" fo:font-weight="normal" style:font-weight-asian="normal" style:font-weight-complex="normal"/>
    </style:style>
    <style:style style:name="T11" style:family="text">
      <style:text-properties officeooo:rsid="00180abe"/>
    </style:style>
    <style:style style:name="T12" style:family="text">
      <style:text-properties officeooo:rsid="001d0daa"/>
    </style:style>
    <style:style style:name="T13" style:family="text">
      <style:text-properties officeooo:rsid="001e9261"/>
    </style:style>
    <style:style style:name="T14" style:family="text">
      <style:text-properties officeooo:rsid="001cff89"/>
    </style:style>
    <style:style style:name="T15" style:family="text">
      <style:text-properties officeooo:rsid="001fc625"/>
    </style:style>
    <style:style style:name="T16" style:family="text">
      <style:text-properties officeooo:rsid="0024175b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OCUMENTACIÓN LA COMANDA</text:p>
      <text:p text:style-name="Standard"/>
      <text:p text:style-name="Standard"><text:span text:style-name="T2">1ro</text:span><text:span text:style-name="T1"> – </text:span>Login, <text:span text:style-name="T1">que se encarga de validar un usuario en la BDD y darle un token correspondiente </text:span><text:span text:style-name="T4">en caso de que corresponda</text:span><text:span text:style-name="T1">.</text:span></text:p>
      <text:p text:style-name="P9"/>
      <text:p text:style-name="P9">Tipos de usuarios</text:p>
      <text:list xml:id="list69571987" text:style-name="L1">
        <text:list-item>
          <text:p text:style-name="P13">Socio</text:p>
        </text:list-item>
        <text:list-item>
          <text:p text:style-name="P13">Bartender</text:p>
        </text:list-item>
        <text:list-item>
          <text:p text:style-name="P13">Cervecero</text:p>
        </text:list-item>
        <text:list-item>
          <text:p text:style-name="P13">Cocinero</text:p>
        </text:list-item>
        <text:list-item>
          <text:p text:style-name="P13">Mozo</text:p>
        </text:list-item>
      </text:list>
      <text:p text:style-name="P7"><text:span text:style-name="T4">S</text:span>ocio</text:p>
      <text:p text:style-name="P2"/>
      <text:p text:style-name="P2"><text:span text:style-name="T4">Puede</text:span> hacer todo.</text:p>
      <text:p text:style-name="P1"><text:span text:style-name="T3">Aclaración</text:span>: Que pueda hacer todo, no quiere decir que tenga la obligación de hacerlo.</text:p>
      <text:p text:style-name="P4"/>
      <text:p text:style-name="P6">Los socios le dan descansos, vacaciones, despiden empleados.</text:p>
      <text:p text:style-name="P5"/>
      <text:list xml:id="list2008602058" text:style-name="L2">
        <text:list-item>
          <text:p text:style-name="P25">ABM Mesas</text:p>
        </text:list-item>
        <text:list-item>
          <text:p text:style-name="P25">ABM Usuarios</text:p>
        </text:list-item>
        <text:list-item>
          <text:p text:style-name="P25">ABM Productos</text:p>
        </text:list-item>
        <text:list-item>
          <text:p text:style-name="P25">ABM Pedidos</text:p>
        </text:list-item>
      </text:list>
      <text:p text:style-name="P1"/>
      <text:p text:style-name="P8">Mozo</text:p>
      <text:p text:style-name="P8"/>
      <text:list xml:id="list2755551449" text:style-name="L3">
        <text:list-item>
          <text:p text:style-name="P19">Listar los pedidos que ya estén listos para entregar en la mesa </text:p>
          <text:list>
            <text:list-item>
              <text:p text:style-name="P21">Pedidos→listarSegunSector <text:span text:style-name="T12">( Los que esten listos para entregar )</text:span></text:p>
            </text:list-item>
          </text:list>
        </text:list-item>
        <text:list-item>
          <text:p text:style-name="P19">Modificación Mesa.</text:p>
          <text:list>
            <text:list-item>
              <text:p text:style-name="P26">Modificar Estado Mesa</text:p>
            </text:list-item>
          </text:list>
        </text:list-item>
      </text:list>
      <text:list xml:id="list1562329531" text:style-name="L4">
        <text:list-item>
          <text:p text:style-name="P20">Modificación Pedidos.</text:p>
          <text:list>
            <text:list-item>
              <text:p text:style-name="P18"><text:span text:style-name="T9">Pedidos → </text:span><text:span text:style-name="T10">ActualizarEstadoPedidoSegunSector</text:span></text:p>
            </text:list-item>
          </text:list>
          <text:p text:style-name="P20"/>
        </text:list-item>
      </text:list>
      <text:p text:style-name="P8">Bartender</text:p>
      <text:p text:style-name="P8"/>
      <text:list xml:id="list172500433278278" text:continue-numbering="true" text:style-name="L4">
        <text:list-item>
          <text:p text:style-name="P20">Listar Pedidos que le correspondan, cambiarle el estado y cambiarle el tiempo de preparación.</text:p>
          <text:list>
            <text:list-item>
              <text:p text:style-name="P22">Pedidos→listarSegunSector <text:span text:style-name="T12">(Los que le correspondan al sector Bartender)</text:span></text:p>
            </text:list-item>
          </text:list>
        </text:list-item>
        <text:list-item>
          <text:p text:style-name="P14">Puede modificar <text:span text:style-name="T9">el estado de los pedidos de su sector, </text:span><text:span text:style-name="T11">cambiarle estado y seleccionar el tiempo que le va demorar</text:span><text:span text:style-name="T9">.</text:span></text:p>
          <text:list>
            <text:list-item>
              <text:p text:style-name="P24"><text:span text:style-name="T5">Pedidos → </text:span><text:span text:style-name="T10">ActualizarEstadoPedidoSegunSector</text:span></text:p>
              <text:p text:style-name="P15"/>
            </text:list-item>
          </text:list>
        </text:list-item>
      </text:list>
      <text:p text:style-name="P8">Cervecero</text:p>
      <text:p text:style-name="P8"/>
      <text:list xml:id="list172500790528315" text:continue-numbering="true" text:style-name="L4">
        <text:list-item>
          <text:p text:style-name="P20">Listar Pedidos que le correspondan, cambiarle el estado y cambiarle el tiempo de preparación.</text:p>
          <text:list>
            <text:list-item>
              <text:p text:style-name="P23">Pedidos→listarSegunSector <text:span text:style-name="T12">(Los que le correspondan al sector Cervecero)</text:span></text:p>
            </text:list-item>
          </text:list>
        </text:list-item>
        <text:list-item>
          <text:p text:style-name="P15">Puede modificar <text:span text:style-name="T9">el estado de los pedidos de su sector, </text:span><text:span text:style-name="T11">cambiarle estado y seleccionar el tiempo que le va demorar</text:span><text:span text:style-name="T9">.</text:span></text:p>
          <text:list>
            <text:list-item>
              <text:p text:style-name="P17"><text:soft-page-break/><text:span text:style-name="T9">Pedidos → </text:span><text:span text:style-name="T10">ActualizarEstadoPedidoSegunSector</text:span></text:p>
            </text:list-item>
          </text:list>
        </text:list-item>
      </text:list>
      <text:p text:style-name="P8">Cocinero</text:p>
      <text:p text:style-name="P8"/>
      <text:list xml:id="list172502090016583" text:continue-numbering="true" text:style-name="L4">
        <text:list-item>
          <text:p text:style-name="P20">Listar Pedidos que le correspondan, cambiarle el estado y cambiarle el tiempo de preparación.</text:p>
          <text:list>
            <text:list-item>
              <text:p text:style-name="P23">Pedidos→listarSegunSector <text:span text:style-name="T12">(Los que le correspondan al sector Cocinero)</text:span></text:p>
            </text:list-item>
          </text:list>
        </text:list-item>
        <text:list-item>
          <text:p text:style-name="P14">Puede modificar <text:span text:style-name="T9">el estado de los pedidos de su sector, </text:span><text:span text:style-name="T11">cambiarle estado y seleccionar el tiempo que le va demorar</text:span><text:span text:style-name="T9">.</text:span></text:p>
          <text:list>
            <text:list-item>
              <text:p text:style-name="P17"><text:span text:style-name="T9">Pedidos → </text:span><text:span text:style-name="T10">ActualizarEstadoPedidoSegunSector</text:span></text:p>
            </text:list-item>
          </text:list>
          <text:p text:style-name="P16"/>
        </text:list-item>
      </text:list>
      <text:p text:style-name="P10">Circuito del Pedido.</text:p>
      <text:p text:style-name="Standard"/>
      <text:list xml:id="list1143383182" text:style-name="L5">
        <text:list-item>
          <text:p text:style-name="P36"><text:s/>Primero el mozo se encargara de presentarse y <text:span text:style-name="T16">ofrecer las mesas disponibles</text:span></text:p>
          <text:p text:style-name="P36"/>
        </text:list-item>
        <text:list-item>
          <text:p text:style-name="P36">. <text:span text:style-name="T16">El Mozo agenda cliente en BBDD.</text:span></text:p>
          <text:p text:style-name="P39"/>
        </text:list-item>
        <text:list-item>
          <text:p text:style-name="P38"><text:s/>Mozo, <text:s/><text:span text:style-name="T7">asignara </text:span><text:span text:style-name="T16">entrega la cartilla</text:span><text:span text:style-name="T7">.</text:span></text:p>
          <text:p text:style-name="P34"/>
        </text:list-item>
        <text:list-item>
          <text:p text:style-name="P34">Luego de un rato, <text:span text:style-name="T8">el Mozo</text:span> se acercara <text:s/>a tomar el pedido y agendara el producto de la cartilla. </text:p>
          <text:p text:style-name="P34"><text:span text:style-name="T8">Cambien se </text:span>encargara de derivar los pedidos a cada sector correspondiente. </text:p>
          <text:p text:style-name="P34">Y luego le <text:span text:style-name="T8">actualizara</text:span> el estado <text:span text:style-name="T8">de</text:span> la mesa a “Esperando”.</text:p>
        </text:list-item>
      </text:list>
      <text:p text:style-name="P37"/>
      <text:list xml:id="list172502342382517" text:continue-numbering="true" text:style-name="L5">
        <text:list-item>
          <text:p text:style-name="P35">Cada sector se encargara de listar los pedidos correspondientes y solo verán los correspondientes a su sector. </text:p>
          <text:p text:style-name="P35"><text:span text:style-name="T8">Una vez que tengan un pedido que les corresponda,</text:span> se encargaran de actualizare el tiempo de espera y el estado lo podrán como “En preparacion”. </text:p>
          <text:p text:style-name="P34">Una vez que terminen, <text:span text:style-name="T8">le agendaran el estado “Listo”.</text:span></text:p>
          <text:p text:style-name="P34"/>
        </text:list-item>
        <text:list-item>
          <text:p text:style-name="P40">El Mozo puede listar todos los pedidos y si hay alguno con el estado “Listo”, lo ira a buscar al sector correspondiente y lo entregara a la mesa. Una vez que lo entrega todos los pedidos a la mesa, le cambiara el estado a “Comiendo”.</text:p>
          <text:p text:style-name="P40"/>
        </text:list-item>
        <text:list-item>
          <text:p text:style-name="P41">Una vez que terminan de comer, el Mozo pasa a cobrar la cuenta y actualiza el estado a “Abonado”</text:p>
          <text:p text:style-name="P41"/>
        </text:list-item>
        <text:list-item>
          <text:p text:style-name="P41">Luego Limpiara la mesa y la podrá en estado “Disponible”, para que se siente otro comensal.</text:p>
          <text:p text:style-name="P42"/>
          <text:p text:style-name="P43">Encuesta</text:p>
        </text:list-item>
      </text:list>
      <text:list xml:id="list1808945257" text:style-name="L6">
        <text:list-item>
          <text:p text:style-name="P27">Al terminar de comer el cliente puede hacer la encuesta, o no …</text:p>
        </text:list-item>
        <text:list-item>
          <text:p text:style-name="P27"><text:span text:style-name="T15">En la encuesta se</text:span> valorara cada servicio recibido con un puntaje <text:span text:style-name="T15">del 1 al 10 y puede añadir una descripción de hasta 67 caracteres.</text:span></text:p>
        </text:list-item>
        <text:list-item>
          <text:p text:style-name="P28">A las encuestas solo accede el cliente y el SOCIO.</text:p>
        </text:list-item>
        <text:list-item>
          <text:p text:style-name="P29"><text:span text:style-name="T15">Las</text:span><text:span text:style-name="T13"> encuestan se <text:s/></text:span><text:span text:style-name="T15">pueden guardar en</text:span><text:span text:style-name="T13"> PDF/CSV</text:span>. </text:p>
        </text:list-item>
      </text:list>
      <text:list xml:id="list3571205147" text:style-name="L7">
        <text:list-item>
          <text:p text:style-name="P31">Tambien se puede cargar desde un CSV encuesta a la base de datos.</text:p>
        </text:list-item>
      </text:list>
      <text:p text:style-name="P12"/>
      <text:p text:style-name="P11"/>
      <text:p text:style-name="P11"/>
      <text:p text:style-name="P32"/>
      <text:p text:style-name="P33"><text:soft-page-break/></text:p>
      <text:p text:style-name="P44"/>
      <text:p text:style-name="P4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28T17:25:00.258000000</dc:date>
    <meta:editing-duration>PT10H42M35S</meta:editing-duration>
    <meta:editing-cycles>20</meta:editing-cycles>
    <meta:generator>LibreOffice/7.2.1.2$Windows_X86_64 LibreOffice_project/87b77fad49947c1441b67c559c339af8f3517e22</meta:generator>
    <meta:document-statistic meta:table-count="0" meta:image-count="0" meta:object-count="0" meta:page-count="3" meta:paragraph-count="60" meta:word-count="547" meta:character-count="3167" meta:non-whitespace-character-count="2708"/>
  </office:meta>
</office:document-meta>
</file>